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2cm" fo:margin-left="-0.191cm" table:align="left"/>
    </style:style>
    <style:style style:name="Tableau1.A" style:family="table-column">
      <style:table-column-properties style:column-width="17.002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2" style:family="table">
      <style:table-properties style:width="17.002cm" fo:margin-left="-0.191cm" table:align="left"/>
    </style:style>
    <style:style style:name="Tableau12.A" style:family="table-column">
      <style:table-column-properties style:column-width="4.001cm"/>
    </style:style>
    <style:style style:name="Tableau12.B" style:family="table-column">
      <style:table-column-properties style:column-width="13.002cm"/>
    </style:style>
    <style:style style:name="Tableau12.1" style:family="table-row">
      <style:table-row-properties style:min-row-height="0.508cm" fo:keep-together="auto"/>
    </style:style>
    <style:style style:name="Tableau12.A1" style:family="table-cell">
      <style:table-cell-properties style:vertical-align="" fo:padding-left="0.191cm" fo:padding-right="0.191cm" fo:padding-top="0cm" fo:padding-bottom="0cm" fo:border="none"/>
    </style:style>
    <style:style style:name="Tableau2" style:family="table">
      <style:table-properties style:width="17.002cm" fo:margin-left="-0.191cm" table:align="left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13.002cm"/>
    </style:style>
    <style:style style:name="Tableau2.1" style:family="table-row">
      <style:table-row-properties style:min-row-height="0.508cm"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none"/>
    </style:style>
    <style:style style:name="Tableau3" style:family="table">
      <style:table-properties style:width="17.002cm" fo:margin-left="-0.191cm" table:align="left"/>
    </style:style>
    <style:style style:name="Tableau3.A" style:family="table-column">
      <style:table-column-properties style:column-width="4.001cm"/>
    </style:style>
    <style:style style:name="Tableau3.B" style:family="table-column">
      <style:table-column-properties style:column-width="13.002cm"/>
    </style:style>
    <style:style style:name="Tableau3.1" style:family="table-row">
      <style:table-row-properties style:min-row-height="0.508cm"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none"/>
    </style:style>
    <style:style style:name="Tableau193" style:family="table">
      <style:table-properties style:width="17.002cm" fo:margin-left="-0.191cm" table:align="left"/>
    </style:style>
    <style:style style:name="Tableau193.A" style:family="table-column">
      <style:table-column-properties style:column-width="4.001cm"/>
    </style:style>
    <style:style style:name="Tableau193.B" style:family="table-column">
      <style:table-column-properties style:column-width="13.002cm"/>
    </style:style>
    <style:style style:name="Tableau193.1" style:family="table-row">
      <style:table-row-properties style:min-row-height="0.508cm" fo:keep-together="auto"/>
    </style:style>
    <style:style style:name="Tableau193.A1" style:family="table-cell">
      <style:table-cell-properties style:vertical-align="" fo:padding-left="0.191cm" fo:padding-right="0.191cm" fo:padding-top="0cm" fo:padding-bottom="0cm" fo:border="none"/>
    </style:style>
    <style:style style:name="Tableau4" style:family="table">
      <style:table-properties style:width="17.002cm" fo:margin-left="-0.191cm" table:align="left"/>
    </style:style>
    <style:style style:name="Tableau4.A" style:family="table-column">
      <style:table-column-properties style:column-width="17.002cm"/>
    </style:style>
    <style:style style:name="Tableau4.1" style:family="table-row">
      <style:table-row-properties style:min-row-height="0.7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95" style:family="table">
      <style:table-properties style:width="17.002cm" fo:margin-left="-0.191cm" table:align="left"/>
    </style:style>
    <style:style style:name="Tableau195.A" style:family="table-column">
      <style:table-column-properties style:column-width="4.001cm"/>
    </style:style>
    <style:style style:name="Tableau195.B" style:family="table-column">
      <style:table-column-properties style:column-width="13.002cm"/>
    </style:style>
    <style:style style:name="Tableau195.1" style:family="table-row">
      <style:table-row-properties fo:keep-together="auto"/>
    </style:style>
    <style:style style:name="Tableau195.A1" style:family="table-cell">
      <style:table-cell-properties style:vertical-align="" fo:padding-left="0.191cm" fo:padding-right="0.191cm" fo:padding-top="0cm" fo:padding-bottom="0cm" fo:border="none"/>
    </style:style>
    <style:style style:name="Tableau196" style:family="table">
      <style:table-properties style:width="17.013cm" fo:margin-left="-0.191cm" table:align="left"/>
    </style:style>
    <style:style style:name="Tableau196.A" style:family="table-column">
      <style:table-column-properties style:column-width="4.001cm"/>
    </style:style>
    <style:style style:name="Tableau196.B" style:family="table-column">
      <style:table-column-properties style:column-width="13.012cm"/>
    </style:style>
    <style:style style:name="Tableau196.1" style:family="table-row">
      <style:table-row-properties fo:keep-together="auto"/>
    </style:style>
    <style:style style:name="Tableau196.A1" style:family="table-cell">
      <style:table-cell-properties style:vertical-align="" fo:padding-left="0.191cm" fo:padding-right="0.191cm" fo:padding-top="0cm" fo:padding-bottom="0cm" fo:border="none"/>
    </style:style>
    <style:style style:name="Tableau197" style:family="table">
      <style:table-properties style:width="17.013cm" fo:margin-left="-0.191cm" table:align="left"/>
    </style:style>
    <style:style style:name="Tableau197.A" style:family="table-column">
      <style:table-column-properties style:column-width="3.995cm"/>
    </style:style>
    <style:style style:name="Tableau197.B" style:family="table-column">
      <style:table-column-properties style:column-width="13.018cm"/>
    </style:style>
    <style:style style:name="Tableau197.1" style:family="table-row">
      <style:table-row-properties fo:keep-together="auto"/>
    </style:style>
    <style:style style:name="Tableau197.A1" style:family="table-cell">
      <style:table-cell-properties style:vertical-align="" fo:padding-left="0.191cm" fo:padding-right="0.191cm" fo:padding-top="0cm" fo:padding-bottom="0cm" fo:border="none"/>
    </style:style>
    <style:style style:name="Tableau7" style:family="table">
      <style:table-properties style:width="17.013cm" fo:margin-left="-0.19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3.018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" fo:padding-left="0.191cm" fo:padding-right="0.191cm" fo:padding-top="0cm" fo:padding-bottom="0cm" fo:border="none"/>
    </style:style>
    <style:style style:name="Tableau198" style:family="table">
      <style:table-properties style:width="17.013cm" fo:margin-left="-0.191cm" table:align="left"/>
    </style:style>
    <style:style style:name="Tableau198.A" style:family="table-column">
      <style:table-column-properties style:column-width="4.001cm"/>
    </style:style>
    <style:style style:name="Tableau198.B" style:family="table-column">
      <style:table-column-properties style:column-width="13.012cm"/>
    </style:style>
    <style:style style:name="Tableau198.1" style:family="table-row">
      <style:table-row-properties fo:keep-together="auto"/>
    </style:style>
    <style:style style:name="Tableau198.A1" style:family="table-cell">
      <style:table-cell-properties style:vertical-align="" fo:padding-left="0.191cm" fo:padding-right="0.191cm" fo:padding-top="0cm" fo:padding-bottom="0cm" fo:border="none"/>
    </style:style>
    <style:style style:name="Tableau194" style:family="table">
      <style:table-properties style:width="17.002cm" fo:margin-left="-0.191cm" table:align="left"/>
    </style:style>
    <style:style style:name="Tableau194.A" style:family="table-column">
      <style:table-column-properties style:column-width="17.002cm"/>
    </style:style>
    <style:style style:name="Tableau194.1" style:family="table-row">
      <style:table-row-properties style:min-row-height="0.7cm" fo:keep-together="auto"/>
    </style:style>
    <style:style style:name="Tableau194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5" style:family="table">
      <style:table-properties style:width="17.002cm" fo:margin-left="-0.191cm" table:align="left"/>
    </style:style>
    <style:style style:name="Tableau5.A" style:family="table-column">
      <style:table-column-properties style:column-width="4.001cm"/>
    </style:style>
    <style:style style:name="Tableau5.B" style:family="table-column">
      <style:table-column-properties style:column-width="13.002cm"/>
    </style:style>
    <style:style style:name="Tableau5.1" style:family="table-row">
      <style:table-row-properties style:min-row-height="0.508cm" fo:keep-together="auto"/>
    </style:style>
    <style:style style:name="Tableau5.A1" style:family="table-cell">
      <style:table-cell-properties style:vertical-align="" fo:padding-left="0.191cm" fo:padding-right="0.191cm" fo:padding-top="0cm" fo:padding-bottom="0cm" fo:border="none"/>
    </style:style>
    <style:style style:name="Tableau6" style:family="table">
      <style:table-properties style:width="17.013cm" fo:margin-left="-0.191cm" table:align="left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12cm"/>
    </style:style>
    <style:style style:name="Tableau6.1" style:family="table-row">
      <style:table-row-properties style:min-row-height="0.873cm" fo:keep-together="auto"/>
    </style:style>
    <style:style style:name="Tableau6.A1" style:family="table-cell">
      <style:table-cell-properties style:vertical-align="" fo:padding-left="0.191cm" fo:padding-right="0.191cm" fo:padding-top="0cm" fo:padding-bottom="0cm" fo:border="none"/>
    </style:style>
    <style:style style:name="Tableau8" style:family="table">
      <style:table-properties style:width="17.013cm" fo:margin-left="-0.191cm" table:align="left"/>
    </style:style>
    <style:style style:name="Tableau8.A" style:family="table-column">
      <style:table-column-properties style:column-width="4.001cm"/>
    </style:style>
    <style:style style:name="Tableau8.B" style:family="table-column">
      <style:table-column-properties style:column-width="13.012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" fo:padding-left="0.191cm" fo:padding-right="0.191cm" fo:padding-top="0cm" fo:padding-bottom="0cm" fo:border="none"/>
    </style:style>
    <style:style style:name="Tableau10" style:family="table">
      <style:table-properties style:width="17.002cm" fo:margin-left="-0.191cm" table:align="left"/>
    </style:style>
    <style:style style:name="Tableau10.A" style:family="table-column">
      <style:table-column-properties style:column-width="17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1pt solid #000001"/>
    </style:style>
    <style:style style:name="Tableau11" style:family="table">
      <style:table-properties style:width="17.002cm" fo:margin-left="-0.191cm" table:align="left"/>
    </style:style>
    <style:style style:name="Tableau11.A" style:family="table-column">
      <style:table-column-properties style:column-width="4.001cm"/>
    </style:style>
    <style:style style:name="Tableau11.B" style:family="table-column">
      <style:table-column-properties style:column-width="13.002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officeooo:paragraph-rsid="001f0e9f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language="en" fo:country="US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ahoma" fo:font-size="10pt" fo:language="fr" fo:country="FR" style:text-underline-style="solid" style:text-underline-width="auto" style:text-underline-color="font-colo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1e8d44" style:font-name-asian="Tahoma Baltic" style:font-size-asian="10pt" style:language-asian="fr" style:country-asian="FR" style:font-size-complex="10pt" style:language-complex="ar" style:country-complex="SA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1pt" fo:language="fr" fo:country="FR" fo:font-weight="bold" style:font-name-asian="Tahoma Baltic" style:font-size-asian="11pt" style:language-asian="fr" style:country-asian="FR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paragraph-rsid="00181359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aed0d" officeooo:paragraph-rsid="001aed0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officeooo:rsid="001c7ac6" officeooo:paragraph-rsid="001c7ac6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aed0d" officeooo:paragraph-rsid="001aed0d" style:font-name-asian="Tahoma Baltic" style:font-size-asian="10pt" style:language-asian="fr" style:country-asian="FR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9f9e1" officeooo:paragraph-rsid="0019f9e1" style:font-name-asian="Tahoma Baltic" style:font-size-asian="10pt" style:language-asian="fr" style:country-asian="FR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officeooo:rsid="001cbb17" officeooo:paragraph-rsid="001cbb17" style:font-name-asian="Tahoma Baltic" style:font-size-asian="10pt" style:language-asian="fr" style:country-asian="FR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officeooo:paragraph-rsid="001e2b29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en" fo:country="US" style:font-name-asian="Tahoma Baltic" style:font-size-asian="10pt" style:language-asian="fr" style:country-asian="FR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23" style:family="paragraph" style:parent-style-name="Standard">
      <style:text-properties officeooo:paragraph-rsid="001aed0d"/>
    </style:style>
    <style:style style:name="P24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P25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1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P29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P30" style:family="paragraph" style:parent-style-name="Standard" style:list-style-name="L2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333333" fo:font-weight="bold" style:font-weight-asian="bold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1e8d44" style:font-name-asian="Tahoma Baltic" style:font-size-asian="10pt" style:language-asian="fr" style:country-asian="FR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ahoma" fo:font-size="10pt" fo:language="fr" fo:country="FR" officeooo:paragraph-rsid="0022c7de" style:font-name-asian="Tahoma Baltic" style:font-size-asian="10pt" style:language-asian="fr" style:country-asian="FR" style:font-size-complex="10pt" style:language-complex="ar" style:country-complex="SA"/>
    </style:style>
    <style:style style:name="P33" style:family="paragraph">
      <loext:graphic-properties draw:fill-color="#eeeeee"/>
    </style:style>
    <style:style style:name="P34" style:family="paragraph">
      <style:text-properties style:font-name="Tahoma1"/>
    </style:style>
    <style:style style:name="P35" style:family="paragraph">
      <loext:graphic-properties draw:fill="none" draw:fill-color="#ffffff"/>
      <style:text-properties style:font-name="Tahoma1"/>
    </style:style>
    <style:style style:name="T1" style:family="text">
      <style:text-properties fo:color="#000000" style:font-name="Tahoma" fo:font-size="12pt" fo:language="fr" fo:country="FR" style:text-underline-style="none" fo:font-weight="normal" officeooo:rsid="002126ff" style:font-name-asian="Tahoma Baltic" style:font-size-asian="12pt" style:language-asian="fr" style:country-asian="FR" style:font-weight-asian="normal" style:font-name-complex="Times New Roman2" style:font-size-complex="12pt" style:language-complex="ar" style:country-complex="SA" style:font-weight-complex="normal"/>
    </style:style>
    <style:style style:name="T2" style:family="text">
      <style:text-properties fo:color="#000000" style:font-name="Tahoma" fo:font-size="14pt" fo:language="fr" fo:country="FR" fo:font-weight="bold" style:font-name-asian="Tahoma Baltic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T3" style:family="text">
      <style:text-properties fo:color="#000000" style:font-name="Tahoma" fo:font-size="14pt" fo:language="fr" fo:country="FR" fo:font-weight="normal" style:font-name-asian="Tahoma Baltic" style:font-size-asian="14pt" style:language-asian="fr" style:country-asian="FR" style:font-weight-asian="normal" style:font-size-complex="14pt" style:language-complex="ar" style:country-complex="SA" style:font-weight-complex="normal"/>
    </style:style>
    <style:style style:name="T4" style:family="text">
      <style:text-properties style:font-name="Times New Roman1" fo:font-size="12pt" fo:language="fr" fo:country="FR" style:font-size-asian="12pt" style:language-asian="fr" style:country-asian="FR" style:font-name-complex="Times New Roman2" style:font-size-complex="12pt" style:language-complex="ar" style:country-complex="S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e2b29"/>
    </style:style>
    <style:style style:name="T7" style:family="text">
      <style:text-properties style:text-underline-style="none"/>
    </style:style>
    <style:style style:name="T8" style:family="text">
      <style:text-properties officeooo:rsid="00181359"/>
    </style:style>
    <style:style style:name="T9" style:family="text">
      <style:text-properties officeooo:rsid="0019f9e1"/>
    </style:style>
    <style:style style:name="T10" style:family="text">
      <style:text-properties officeooo:rsid="001a5b79"/>
    </style:style>
    <style:style style:name="T11" style:family="text">
      <style:text-properties officeooo:rsid="001aed0d"/>
    </style:style>
    <style:style style:name="T12" style:family="text">
      <style:text-properties officeooo:rsid="001c7ac6"/>
    </style:style>
    <style:style style:name="T13" style:family="text">
      <style:text-properties officeooo:rsid="001cbb17"/>
    </style:style>
    <style:style style:name="T14" style:family="text">
      <style:text-properties style:font-name="Tahoma" fo:font-size="10pt" fo:language="fr" fo:country="FR" fo:font-weight="bold" style:font-name-asian="Tahoma Baltic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15" style:family="text">
      <style:text-properties style:font-name="Tahoma" fo:font-size="10pt" fo:language="fr" fo:country="FR" fo:font-weight="normal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6" style:family="text">
      <style:text-properties style:font-name="Tahoma" fo:font-size="10pt" fo:language="fr" fo:country="FR" fo:font-weight="normal" officeooo:rsid="001aed0d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7" style:family="text">
      <style:text-properties style:font-name="Tahoma" fo:font-size="10pt" fo:language="fr" fo:country="FR" fo:font-weight="normal" officeooo:rsid="001c7ac6" style:font-name-asian="Tahoma Baltic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18" style:family="text">
      <style:text-properties style:font-name="Tahoma" fo:font-size="10pt" fo:language="fr" fo:country="FR" style:font-name-asian="Tahoma Baltic" style:font-size-asian="10pt" style:language-asian="fr" style:country-asian="FR" style:font-size-complex="10pt" style:language-complex="ar" style:country-complex="SA"/>
    </style:style>
    <style:style style:name="T19" style:family="text">
      <style:text-properties officeooo:rsid="001e2b29"/>
    </style:style>
    <style:style style:name="T20" style:family="text">
      <style:text-properties officeooo:rsid="001e8d44"/>
    </style:style>
    <style:style style:name="T21" style:family="text">
      <style:text-properties officeooo:rsid="0022c7de"/>
    </style:style>
    <style:style style:name="T22" style:family="text">
      <style:text-properties style:font-name="Tahoma1"/>
    </style:style>
    <style:style style:name="T23" style:family="text">
      <style:text-properties style:font-name="Tahoma1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fill-color="#eeeeee" draw:textarea-horizontal-align="justify" draw:textarea-vertical-align="middle" draw:auto-grow-height="false" fo:min-height="0.741cm" fo:min-width="16.95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8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text:anchor-type="paragraph" draw:z-index="1" draw:name="Forme2" draw:style-name="gr2" draw:text-style-name="P35" svg:width="10.224cm" svg:height="2.816cm" svg:x="6.966cm" svg:y="0.975cm"><draw:text-box><text:p text:style-name="P34"><text:span text:style-name="T22">Recherche stage de fin de formation</text:span></text:p><text:p text:style-name="P34"><text:span text:style-name="T22"/></text:p><text:p text:style-name="P34"><text:span text:style-name="T22">en développement </text:span><text:span text:style-name="T23">(non rémunéré)</text:span></text:p></draw:text-box></draw:frame><text:span text:style-name="T3">Guillaume BLIN</text:span><text:span text:style-name="T4"><text:line-break/></text:span></text:p>
      <text:p text:style-name="P6"><text:span text:style-name="T21">+33 </text:span>6 83 34 56 72 </text:p>
      <text:p text:style-name="P6"/>
      <text:p text:style-name="P6"><text:a xlink:type="simple" xlink:href="mailto:guillaumeblin56@gmail.com" text:style-name="Internet_20_link" text:visited-style-name="Visited_20_Internet_20_Link">guillaumeblin56@gmail.com</text:a></text:p>
      <text:p text:style-name="P6"/>
      <text:p text:style-name="P32">37 Rue du Gué d'Orient</text:p>
      <text:p text:style-name="P32">95470 S<text:span text:style-name="T20">AINT</text:span> W<text:span text:style-name="T20">ITZ</text:span></text:p>
      <text:p text:style-name="P8"><draw:custom-shape text:anchor-type="paragraph" draw:z-index="0" draw:name="Forme1" draw:style-name="gr1" draw:text-style-name="P33" svg:width="16.957cm" svg:height="0.742cm" svg:x="-0.168cm" svg:y="0.358cm"><text:p/><draw:enhanced-geometry svg:viewBox="0 0 21600 21600" draw:type="rectangle" draw:enhanced-path="M 0 0 L 21600 0 21600 21600 0 21600 0 0 Z N"/></draw:custom-shape></text:p>
      <text:p text:style-name="P1"><text:span text:style-name="T1">Concepteur Développeur informatique</text:span><text:span text:style-name="T4"><text:line-break/>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FORMATION</text:p>
          </table:table-cell>
        </table:table-row>
      </table:table>
      <text:p text:style-name="P2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11">201<text:span text:style-name="T11">6</text:span> - 201<text:span text:style-name="T11">7</text:span></text:p>
          </table:table-cell>
          <table:table-cell table:style-name="Tableau12.A1" office:value-type="string">
            <text:p text:style-name="P15">AFPA – Développeur concepteur informatique (RNCP niveau 2)</text:p>
          </table:table-cell>
        </table:table-row>
      </table:table>
      <text:p text:style-name="P2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2011 - 201<text:span text:style-name="T12">3</text:span></text:p>
          </table:table-cell>
          <table:table-cell table:style-name="Tableau2.A1" office:value-type="string">
            <text:p text:style-name="P16">INGESUP - Formation SIGL (Système d'Information et Génie Logiciel)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2008 - 2010</text:p>
          </table:table-cell>
          <table:table-cell table:style-name="Tableau3.A1" office:value-type="string">
            <text:p text:style-name="P16"><text:span text:style-name="T9">Hautes Etudes d’Ingénieur</text:span> <text:span text:style-name="T10">(HEI)</text:span> - Cycle ingénieur BTP</text:p>
          </table:table-cell>
        </table:table-row>
      </table:table>
      <text:p text:style-name="P2"/>
      <table:table table:name="Tableau193" table:style-name="Tableau193">
        <table:table-column table:style-name="Tableau193.A"/>
        <table:table-column table:style-name="Tableau193.B"/>
        <table:table-row table:style-name="Tableau193.1">
          <table:table-cell table:style-name="Tableau193.A1" office:value-type="string">
            <text:p text:style-name="P12">200<text:span text:style-name="T8">5</text:span> - 2008</text:p>
          </table:table-cell>
          <table:table-cell table:style-name="Tableau193.A1" office:value-type="string">
            <text:p text:style-name="P17">Classes préparatoires aux grandes écoles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7">COMPETENCES</text:p>
          </table:table-cell>
        </table:table-row>
      </table:table>
      <text:p text:style-name="P2"/>
      <table:table table:name="Tableau195" table:style-name="Tableau195">
        <table:table-column table:style-name="Tableau195.A"/>
        <table:table-column table:style-name="Tableau195.B"/>
        <table:table-row table:style-name="Tableau195.1">
          <table:table-cell table:style-name="Tableau195.A1" office:value-type="string">
            <text:p text:style-name="P10">Diplômes</text:p>
          </table:table-cell>
          <table:table-cell table:style-name="Tableau195.A1" office:value-type="string">
            <text:list xml:id="list7418793546576667109" text:style-name="L1">
              <text:list-header>
                <text:p text:style-name="P25">- B<text:span text:style-name="T12">AC</text:span> S spécialité mathématiques</text:p>
                <text:p text:style-name="P26">- Formation européenne Allemand</text:p>
              </text:list-header>
            </text:list>
          </table:table-cell>
        </table:table-row>
      </table:table>
      <text:p text:style-name="P2"/>
      <table:table table:name="Tableau196" table:style-name="Tableau196">
        <table:table-column table:style-name="Tableau196.A"/>
        <table:table-column table:style-name="Tableau196.B"/>
        <table:table-row table:style-name="Tableau196.1">
          <table:table-cell table:style-name="Tableau196.A1" office:value-type="string">
            <text:p text:style-name="P10">Programmation</text:p>
          </table:table-cell>
          <table:table-cell table:style-name="Tableau196.A1" office:value-type="string">
            <text:list xml:id="list5227206682511402967" text:style-name="L2">
              <text:list-header>
                <text:p text:style-name="P27"><text:span text:style-name="T14">Développement Web : </text:span><text:span text:style-name="T15">HTML </text:span><text:span text:style-name="T16">5</text:span><text:span text:style-name="T15">, CSS </text:span><text:span text:style-name="T16">3</text:span><text:span text:style-name="T15">, Javascript, JavaEE </text:span><text:span text:style-name="T16">(Servlet, </text:span><text:span text:style-name="T17">EJB...)</text:span><text:span text:style-name="T16"> </text:span></text:p>
                <text:p text:style-name="P28"/>
                <text:p text:style-name="P30"><text:span text:style-name="T18">Bases de données :</text:span><text:span text:style-name="T15"> </text:span><text:span text:style-name="T16">Merise, </text:span><text:span text:style-name="T15">MySQL, </text:span><text:span text:style-name="T16">MS-SQL</text:span></text:p>
                <text:p text:style-name="P29"/>
                <text:p text:style-name="P30"><text:span text:style-name="T18">Développement logiciel : </text:span><text:span text:style-name="T15">Java </text:span><text:span text:style-name="T17">POO N-Tiers </text:span><text:span text:style-name="T15">, C, </text:span><text:span text:style-name="T16">UML</text:span></text:p>
              </text:list-header>
            </text:list>
            <text:p text:style-name="P19"/>
            <text:p text:style-name="P22"><text:span text:style-name="T18">Applications :</text:span><text:span text:style-name="T15"> </text:span><text:span text:style-name="T16">NetBeans, </text:span><text:span text:style-name="T15">Eclipse, </text:span><text:span text:style-name="T16">Sublime Text, Brackets, GitHub</text:span></text:p>
          </table:table-cell>
        </table:table-row>
      </table:table>
      <text:p text:style-name="Standard"/>
      <table:table table:name="Tableau197" table:style-name="Tableau197">
        <table:table-column table:style-name="Tableau197.A"/>
        <table:table-column table:style-name="Tableau197.B"/>
        <table:table-row table:style-name="Tableau197.1">
          <table:table-cell table:style-name="Tableau197.A1" office:value-type="string">
            <text:p text:style-name="P10">Bureautique</text:p>
          </table:table-cell>
          <table:table-cell table:style-name="Tableau197.A1" office:value-type="string">
            <text:p text:style-name="P21">Word, Excel, PowerPoint, Gantt Project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0">Management</text:p>
          </table:table-cell>
          <table:table-cell table:style-name="Tableau7.A1" office:value-type="string">
            <text:p text:style-name="P21"><text:span text:style-name="T13">Gestion de projet &amp; planification : </text:span>Gantt, WBS, PERT, méthode agile Scrum</text:p>
          </table:table-cell>
        </table:table-row>
      </table:table>
      <text:p text:style-name="Standard"/>
      <table:table table:name="Tableau198" table:style-name="Tableau198">
        <table:table-column table:style-name="Tableau198.A"/>
        <table:table-column table:style-name="Tableau198.B"/>
        <table:table-row table:style-name="Tableau198.1">
          <table:table-cell table:style-name="Tableau198.A1" office:value-type="string">
            <text:p text:style-name="P13">Anglais</text:p>
          </table:table-cell>
          <table:table-cell table:style-name="Tableau198.A1" office:value-type="string">
            <text:p text:style-name="P15">Moyen : lecture et écoute fréquentes</text:p>
          </table:table-cell>
        </table:table-row>
      </table:table>
      <text:p text:style-name="Standard"/>
      <table:table table:name="Tableau194" table:style-name="Tableau194">
        <table:table-column table:style-name="Tableau194.A"/>
        <table:table-row table:style-name="Tableau194.1">
          <table:table-cell table:style-name="Tableau194.A1" office:value-type="string">
            <text:p text:style-name="P7">EXPERIENCE PROFESSIONNELLE - PROJETS D'ETUDE – PROJETS ASSOCIATIFS</text:p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2013 - 2015</text:p>
          </table:table-cell>
          <table:table-cell table:style-name="Tableau5.A1" office:value-type="string">
            <text:p text:style-name="P18">Formateur, Responsable cuisine, Equipier, McDonald’s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0">Whei (association)</text:p>
          </table:table-cell>
          <table:table-cell table:style-name="Tableau6.A1" office:value-type="string">
            <text:p text:style-name="P16">Association d'organisation d'événements (voyages, journée d'intégration, soirées étudiantes)</text:p>
          </table:table-cell>
        </table:table-row>
      </table:table>
      <text:p text:style-name="P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0">Emplois saisonniers</text:p>
          </table:table-cell>
          <table:table-cell table:style-name="Tableau8.A1" office:value-type="string">
            <text:p text:style-name="P16">Employé commercial, serveur</text:p>
          </table:table-cell>
        </table:table-row>
      </table:table>
      <text:p text:style-name="P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7">CENTRES D'INTERET</text:p>
          </table:table-cell>
        </table:table-row>
      </table:table>
      <text:p text:style-name="P2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0">Sports &amp; Loisirs</text:p>
          </table:table-cell>
          <table:table-cell table:style-name="Tableau11.A1" office:value-type="string">
            <text:p text:style-name="P19"><text:span text:style-name="T5">En </text:span><text:span text:style-name="T6">Association</text:span><text:span text:style-name="T7"> : </text:span>Judo, tennis, natation, piano</text:p>
            <text:p text:style-name="P20"><text:span text:style-name="T5">Autres</text:span> : <text:span text:style-name="T19">Sciences, astronomie, </text:span>informatique , voile, <text:s/>football, VT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ahoma" svg:font-family="Tahoma" style:font-family-generic="roman"/>
    <style:font-face style:name="Times New Roman1" svg:font-family="'Times New Roman'" style:font-family-generic="roman"/>
    <style:font-face style:name="Tahoma Baltic" svg:font-family="'Tahoma Baltic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004cm" style:num-format="1" style:print-orientation="portrait" fo:margin-top="1cm" fo:margin-bottom="1cm" fo:margin-left="2cm" fo:margin-right="2cm" style:writing-mode="lr-tb" style:layout-grid-color="#c0c0c0" style:layout-grid-lines="27004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dele-Cv-Lettre.com</meta:initial-creator>
    <meta:creation-date>2011-11-02T11:34:00</meta:creation-date>
    <dc:date>2016-10-09T23:56:52.128000000</dc:date>
    <meta:editing-cycles>25</meta:editing-cycles>
    <meta:editing-duration>PT1H9M22S</meta:editing-duration>
    <meta:generator>LibreOffice/5.1.5.2$Windows_x86 LibreOffice_project/7a864d8825610a8c07cfc3bc01dd4fce6a9447e5</meta:generator>
    <meta:document-statistic meta:table-count="17" meta:image-count="0" meta:object-count="0" meta:page-count="1" meta:paragraph-count="43" meta:word-count="193" meta:character-count="1336" meta:non-whitespace-character-count="1184"/>
    <meta:user-defined meta:name="Company">Reotine Commercial Corp</meta:user-defined>
    <meta:user-defined meta:name="Operator">Reotine Commercial C</meta:user-defined>
  </office:meta>
</office:document-meta>
</file>